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26in"/>
    </style:style>
    <style:style style:name="co2" style:family="table-column">
      <style:table-column-properties fo:break-before="auto" style:column-width="0.8909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5.0272in"/>
    </style:style>
    <style:style style:name="co5" style:family="table-column">
      <style:table-column-properties fo:break-before="auto" style:column-width="4.1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Exercice_20_3">
      <style:table-properties table:display="true" style:writing-mode="lr-tb"/>
    </style:style>
    <style:style style:name="ta2" style:family="table" style:master-page-name="PageStyle_5f_etape_20_3_20_exo_20_3">
      <style:table-properties table:display="true" style:writing-mode="lr-tb"/>
    </style:style>
    <style:style style:name="ta3" style:family="table" style:master-page-name="PageStyle_5f_etape_20_3_20_exo_20_1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df3079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fo:color="#ffffff" style:font-name="Courier New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Courier New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8pt" style:font-size-complex="8pt" style:font-weight-asian="normal" style:font-weight-complex="normal" style:font-style-asian="normal" style:font-style-complex="normal" fo:color="#df3079"/>
    </style:style>
    <style:style style:name="T3" style:family="text">
      <style:text-properties style:font-name="Courier New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8pt" style:font-size-complex="8pt" style:font-weight-asian="normal" style:font-weight-complex="normal" style:font-style-asian="normal" style:font-style-complex="normal"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ice 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3"/>
        <table:table-column table:style-name="co3" table:number-columns-repeated="16381" table:default-cell-style-name="Default"/>
        <table:table-row table:style-name="ro1">
          <table:table-cell table:style-name="ce1" office:value-type="string" calcext:value-type="string">
            <text:p>Operations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Produits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Frais de personnel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>
            <text:p>Publicité parue dans « France-Soir »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>
            <text:p>Ventes de matières premièr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Intérêts reçus sur prê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Assurance des locau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>
            <text:p>Intérêts de l’emprunt à la B.N.P.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>
            <text:p>Cotisations Sécurité Sociale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>
            <text:p>Ventes de marchandis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ubvention du départemen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ntretien du micro-ordinateur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>
            <text:p>Achats de marchandises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81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tape 3 exo 3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ce5"/>
        <table:table-column table:style-name="co3" table:number-columns-repeated="16380" table:default-cell-style-name="Default"/>
        <table:table-row table:style-name="ro2">
          <table:table-cell office:value-type="string" calcext:value-type="string">
            <text:p>Date <text:s text:c="5"/></text:p>
          </table:table-cell>
          <table:table-cell office:value-type="string" calcext:value-type="string">
            <text:p>Libel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5 sept. <text:s text:c="2"/></text:p>
          </table:table-cell>
          <table:table-cell table:style-name="ce4" office:value-type="string" calcext:value-type="string">
            <text:p>Ouverture<text:span text:style-name="T1"> </text:span><text:span text:style-name="T2">de</text:span><text:span text:style-name="T3"> </text:span><text:span text:style-name="T2">caisse</text:span></text:p>
          </table:table-cell>
          <table:table-cell office:value-type="float" office:value="2700" calcext:value-type="float">
            <text:p>27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 sept. <text:s text:c="2"/></text:p>
          </table:table-cell>
          <table:table-cell table:style-name="ce4" office:value-type="string" calcext:value-type="string">
            <text:p>Ventes<text:span text:style-name="T1"> </text:span><text:span text:style-name="T2">au</text:span><text:span text:style-name="T3"> </text:span><text:span text:style-name="T2">comptant</text:span></text:p>
          </table:table-cell>
          <table:table-cell office:value-type="float" office:value="6400" calcext:value-type="float">
            <text:p>64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5 sept. <text:s text:c="2"/></text:p>
          </table:table-cell>
          <table:table-cell table:style-name="ce4" office:value-type="string" calcext:value-type="string">
            <text:p>Achat<text:span text:style-name="T1"> </text:span><text:span text:style-name="T2">de</text:span><text:span text:style-name="T3"> </text:span><text:span text:style-name="T2">divers</text:span><text:span text:style-name="T3"> </text:span><text:span text:style-name="T2">produits</text:span><text:span text:style-name="T3"> </text:span><text:span text:style-name="T2">d</text:span><text:span text:style-name="T3">'</text:span><text:span text:style-name="T2">entretien</text:span>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0 sept. <text:s text:c="2"/></text:p>
          </table:table-cell>
          <table:table-cell table:style-name="ce4" office:value-type="string" calcext:value-type="string">
            <text:p>Achat<text:span text:style-name="T1"> </text:span><text:span text:style-name="T2">de</text:span><text:span text:style-name="T3"> </text:span><text:span text:style-name="T2">timbres</text:span><text:span text:style-name="T3"> </text:span><text:span text:style-name="T2">poste</text:span>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2 sept. <text:s text:c="2"/></text:p>
          </table:table-cell>
          <table:table-cell table:style-name="ce4" office:value-type="string" calcext:value-type="string">
            <text:p>Ventes<text:span text:style-name="T1"> </text:span><text:span text:style-name="T2">au</text:span><text:span text:style-name="T3"> </text:span><text:span text:style-name="T2">comptant</text:span></text:p>
          </table:table-cell>
          <table:table-cell office:value-type="float" office:value="5985" calcext:value-type="float">
            <text:p>598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 sept. <text:s/></text:p>
          </table:table-cell>
          <table:table-cell table:style-name="ce4" office:value-type="string" calcext:value-type="string">
            <text:p>Versement<text:span text:style-name="T1"> à </text:span><text:span text:style-name="T2">la</text:span><text:span text:style-name="T3"> </text:span><text:span text:style-name="T2">banque</text:span>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7 sept. <text:s text:c="2"/></text:p>
          </table:table-cell>
          <table:table-cell table:style-name="ce4" office:value-type="string" calcext:value-type="string">
            <text:p>Achat<text:span text:style-name="T1"> </text:span><text:span text:style-name="T2">de</text:span><text:span text:style-name="T3"> </text:span><text:span text:style-name="T2">marchandise</text:span>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7 sept. <text:s text:c="2"/></text:p>
          </table:table-cell>
          <table:table-cell table:style-name="ce4" office:value-type="string" calcext:value-type="string">
            <text:p>Ventes<text:span text:style-name="T1"> </text:span><text:span text:style-name="T2">au</text:span><text:span text:style-name="T3"> </text:span><text:span text:style-name="T2">comptant</text:span></text:p>
          </table:table-cell>
          <table:table-cell office:value-type="float" office:value="4500" calcext:value-type="float">
            <text:p>45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1 sept. <text:s text:c="2"/></text:p>
          </table:table-cell>
          <table:table-cell table:style-name="ce4" office:value-type="string" calcext:value-type="string">
            <text:p>Paiement<text:span text:style-name="T1"> </text:span><text:span text:style-name="T2">des</text:span><text:span text:style-name="T3"> </text:span><text:span text:style-name="T2">frais</text:span><text:span text:style-name="T3"> </text:span><text:span text:style-name="T2">de</text:span><text:span text:style-name="T3"> </text:span><text:span text:style-name="T2">transport</text:span>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lde <text:s text:c="43"/>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table:number-columns-repeated="16380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tape 3 exo 1" table:style-name="ta3">
        <table:table-column table:style-name="co3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ice_20_3" style:display-name="PageStyle_Exercice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_20_3_20_exo_20_1" style:display-name="PageStyle_etape 3 exo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_20_3_20_exo_20_3" style:display-name="PageStyle_etape 3 exo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id Rasolonjatovo</meta:initial-creator>
    <meta:creation-date>2023-11-19T17:29:36</meta:creation-date>
    <dc:date>2023-11-20T06:07:40.804000000</dc:date>
    <meta:generator>LibreOffice/7.6.2.1$Windows_X86_64 LibreOffice_project/56f7684011345957bbf33a7ee678afaf4d2ba333</meta:generator>
    <meta:editing-duration>PT33S</meta:editing-duration>
    <meta:editing-cycles>1</meta:editing-cycles>
    <meta:document-statistic meta:table-count="3" meta:cell-count="58" meta:object-count="0"/>
    <meta:user-defined meta:name="AppVersion">16.0300</meta:user-defined>
  </office:meta>
</office:document-meta>
</file>